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3.53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rice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Costs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CostsFactor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string" calcext:value-type="string">
            <text:p>MaxPassenger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uyYear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cket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s Table:</text:p>
          </table:table-cell>
          <table:table-cell/>
        </table:table-row>
        <table:table-row table:style-name="ro1">
          <table:table-cell office:value-type="string" calcext:value-type="string">
            <text:p>Januar</text:p>
          </table:table-cell>
          <table:table-cell table:formula="of:=[.B2]*[.B3]^([.B5]*12)"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Februar</text:p>
          </table:table-cell>
          <table:table-cell table:formula="of:=[.$B9]*[.$B$3]" office:value-type="float" office:value="1947.5" calcext:value-type="float">
            <text:p>1947,5</text:p>
          </table:table-cell>
        </table:table-row>
        <table:table-row table:style-name="ro1">
          <table:table-cell office:value-type="string" calcext:value-type="string">
            <text:p>März</text:p>
          </table:table-cell>
          <table:table-cell table:formula="of:=[.$B10]*[.$B$3]" office:value-type="float" office:value="1996.1875" calcext:value-type="float">
            <text:p>1996,1875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table:formula="of:=[.$B11]*[.$B$3]" office:value-type="float" office:value="2046.0921875" calcext:value-type="float">
            <text:p>2046,0921875</text:p>
          </table:table-cell>
        </table:table-row>
        <table:table-row table:style-name="ro1">
          <table:table-cell office:value-type="string" calcext:value-type="string">
            <text:p>Mai</text:p>
          </table:table-cell>
          <table:table-cell table:formula="of:=[.$B12]*[.$B$3]" office:value-type="float" office:value="2097.2444921875" calcext:value-type="float">
            <text:p>2097,2444921875</text:p>
          </table:table-cell>
        </table:table-row>
        <table:table-row table:style-name="ro1">
          <table:table-cell office:value-type="string" calcext:value-type="string">
            <text:p>Juni</text:p>
          </table:table-cell>
          <table:table-cell table:formula="of:=[.$B13]*[.$B$3]" office:value-type="float" office:value="2149.67560449219" calcext:value-type="float">
            <text:p>2149,6756044922</text:p>
          </table:table-cell>
        </table:table-row>
        <table:table-row table:style-name="ro1">
          <table:table-cell office:value-type="string" calcext:value-type="string">
            <text:p>Juli</text:p>
          </table:table-cell>
          <table:table-cell table:formula="of:=[.$B14]*[.$B$3]" office:value-type="float" office:value="2203.41749460449" calcext:value-type="float">
            <text:p>2203,4174946045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table:formula="of:=[.$B15]*[.$B$3]" office:value-type="float" office:value="2258.5029319696" calcext:value-type="float">
            <text:p>2258,5029319696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table:formula="of:=[.$B16]*[.$B$3]" office:value-type="float" office:value="2314.96550526884" calcext:value-type="float">
            <text:p>2314,9655052689</text:p>
          </table:table-cell>
        </table:table-row>
        <table:table-row table:style-name="ro1">
          <table:table-cell office:value-type="string" calcext:value-type="string">
            <text:p>Oktober</text:p>
          </table:table-cell>
          <table:table-cell table:formula="of:=[.$B17]*[.$B$3]" office:value-type="float" office:value="2372.83964290056" calcext:value-type="float">
            <text:p>2372,8396429006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table:formula="of:=[.$B18]*[.$B$3]" office:value-type="float" office:value="2432.16063397308" calcext:value-type="float">
            <text:p>2432,1606339731</text:p>
          </table:table-cell>
        </table:table-row>
        <table:table-row table:style-name="ro1">
          <table:table-cell office:value-type="string" calcext:value-type="string">
            <text:p>Dezember</text:p>
          </table:table-cell>
          <table:table-cell table:formula="of:=[.$B19]*[.$B$3]" office:value-type="float" office:value="2492.9646498224" calcext:value-type="float">
            <text:p>2492,96464982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sts:</text:p>
          </table:table-cell>
          <table:table-cell table:formula="of:=[.B1]+SUM([.B9:.B20])" office:value-type="float" office:value="276211.550642719" calcext:value-type="float">
            <text:p>276211,550642719</text:p>
          </table:table-cell>
        </table:table-row>
        <table:table-row table:style-name="ro1">
          <table:table-cell office:value-type="string" calcext:value-type="string">
            <text:p>Earnings:</text:p>
          </table:table-cell>
          <table:table-cell table:formula="of:=[.B4]*[.B6]*365" office:value-type="float" office:value="912500" calcext:value-type="float">
            <text:p>912500</text:p>
          </table:table-cell>
        </table:table-row>
        <table:table-row table:style-name="ro1">
          <table:table-cell office:value-type="string" calcext:value-type="string">
            <text:p>Profit:</text:p>
          </table:table-cell>
          <table:table-cell table:formula="of:=[.B23]-[.B22]" office:value-type="float" office:value="636288.449357281" calcext:value-type="float">
            <text:p>636288,449357281</text:p>
          </table:table-cell>
        </table:table-row>
        <table:table-row table:style-name="ro1">
          <table:table-cell office:value-type="string" calcext:value-type="string">
            <text:p>ProfitPerMonth:</text:p>
          </table:table-cell>
          <table:table-cell table:formula="of:=[.B24]/12" office:value-type="float" office:value="53024.0374464401" calcext:value-type="float">
            <text:p>53024,037446440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tio:</text:p>
          </table:table-cell>
          <table:table-cell table:formula="of:=TEXT([.B22]/[.B23];&quot;###,#####&quot;)&amp;&quot; / &quot;&amp;TEXT([.B23]/[.B22];&quot;###,#####&quot;)" office:value-type="string" office:string-value=",3027 / 3,30363" calcext:value-type="string">
            <text:p>,3027 / 3,30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</meta:initial-creator>
    <meta:creation-date>2015-10-15T21:57:06.502194574</meta:creation-date>
    <dc:date>2015-10-15T22:23:15.509750497</dc:date>
    <dc:creator>hauke </dc:creator>
    <meta:editing-duration>PT10M19S</meta:editing-duration>
    <meta:editing-cycles>1</meta:editing-cycles>
    <meta:document-statistic meta:table-count="1" meta:cell-count="47" meta:object-count="0"/>
    <meta:generator>LibreOffice/5.0.2.2$Linux_X86_64 LibreOffice_project/00m0$Build-2</meta:generator>
  </office:meta>
</office:document-meta>
</file>